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text-properties style:font-name="Arial" fo:font-size="12pt" officeooo:rsid="00061772" officeooo:paragraph-rsid="00061772"/>
    </style:style>
    <style:style style:name="P3" style:family="paragraph" style:parent-style-name="Standard">
      <style:text-properties style:font-name="Times New Roman" fo:font-size="12pt" officeooo:rsid="00061772" officeooo:paragraph-rsid="00061772"/>
    </style:style>
    <style:style style:name="P4" style:family="paragraph" style:parent-style-name="Standard">
      <style:paragraph-properties fo:margin-top="0cm" fo:margin-bottom="0.212cm" style:contextual-spacing="false"/>
      <style:text-properties style:font-name="Times New Roman" fo:font-size="12pt"/>
    </style:style>
    <style:style style:name="P5" style:family="paragraph" style:parent-style-name="Standard">
      <style:paragraph-properties fo:margin-top="0cm" fo:margin-bottom="0.212cm" style:contextual-spacing="false"/>
      <style:text-properties style:font-name="Arial" fo:font-size="12pt"/>
    </style:style>
    <style:style style:name="P6" style:family="paragraph" style:parent-style-name="Standard">
      <style:paragraph-properties fo:margin-top="0cm" fo:margin-bottom="0.212cm" style:contextual-spacing="false"/>
      <style:text-properties style:font-name="Arial" fo:font-size="12pt" fo:font-weight="bold"/>
    </style:style>
    <style:style style:name="P7" style:family="paragraph" style:parent-style-name="Standard">
      <style:paragraph-properties fo:margin-top="0cm" fo:margin-bottom="0.212cm" style:contextual-spacing="false"/>
      <style:text-properties fo:color="#ff0000" style:font-name="Arial" fo:font-size="12pt"/>
    </style:style>
    <style:style style:name="P8" style:family="paragraph" style:parent-style-name="Standard">
      <style:paragraph-properties fo:margin-top="0cm" fo:margin-bottom="0.212cm" style:contextual-spacing="false"/>
      <style:text-properties fo:color="#ff0000" style:font-name="Arial" fo:font-size="12pt" fo:font-weight="bold"/>
    </style:style>
    <style:style style:name="P9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Arial" fo:font-size="18pt" fo:font-weight="bold"/>
    </style:style>
    <style:style style:name="P10" style:family="paragraph" style:parent-style-name="Standard">
      <style:text-properties style:font-name="Arial" fo:font-size="12pt" officeooo:rsid="0007d1bc" officeooo:paragraph-rsid="0007d1bc"/>
    </style:style>
    <style:style style:name="P11" style:family="paragraph" style:parent-style-name="Standard">
      <style:paragraph-properties fo:margin-top="0cm" fo:margin-bottom="0.212cm" style:contextual-spacing="false"/>
      <style:text-properties style:font-name="Arial" fo:font-size="12pt"/>
    </style:style>
    <style:style style:name="P12" style:family="paragraph" style:parent-style-name="Standard">
      <style:paragraph-properties fo:margin-top="0cm" fo:margin-bottom="0.212cm" style:contextual-spacing="false"/>
      <style:text-properties style:font-name="Arial" fo:font-size="12pt" officeooo:rsid="0009c542" officeooo:paragraph-rsid="0009c542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c</text:p>
      <text:p text:style-name="P9">WorkINProgress</text:p>
      <text:p text:style-name="P4"/>
      <text:p text:style-name="P5">VARIABLES DE DECISION :</text:p>
      <text:p text:style-name="P5">a,b,c,d,e,f : QTE DE PRODUIT /SEM.</text:p>
      <text:p text:style-name="P5"/>
      <text:p text:style-name="P6">JEU DE CONTRAINTES :</text:p>
      <text:p text:style-name="P5">Contrainte maximum mtière prem.</text:p>
      <text:p text:style-name="P5">MP1 : a+2*b+c+5*d+ e + 2*f &lt;= 350</text:p>
      <text:p text:style-name="P5">MP2 : 2*a + 2*b+ c +2*d + 2*e + f &lt;= 620</text:p>
      <text:p text:style-name="P5">MP3 : a + 3*c + 2*d + 2*e &lt;= 485</text:p>
      <text:p text:style-name="P5">Contrainte domaine</text:p>
      <text:p text:style-name="P5">a&gt;=0 : b&gt;=0 : c&gt;=0 : d&gt;=0 : e&gt;=0 : f&gt;=0</text:p>
      <text:p text:style-name="P5">Contrainte tmps prod</text:p>
      <text:p text:style-name="P5">8*a + 15*b + 5*d <text:s/>+ 10*f &lt;= 4800</text:p>
      <text:p text:style-name="P5">7*a + b + 2*c + 15*d +7*e + 12*f &lt;= 4800</text:p>
      <text:p text:style-name="P5">8*a + b +11*c + 10*e +25*f &lt;= 4800</text:p>
      <text:p text:style-name="P5">2*a + 10*b + 5*c + 4*d + 13*e + 7*f &lt;= 4800</text:p>
      <text:p text:style-name="P5">5*a + 7*d +10*e + 27*f &lt;= 4800</text:p>
      <text:p text:style-name="P5">5*a + 3*b + 5*c + 8*d + 7*f &lt;= 4800</text:p>
      <text:p text:style-name="P5">5*a + 5*b + 3*c + 12*d +8*e &lt;= 4800</text:p>
      <text:p text:style-name="P5"/>
      <text:p text:style-name="P6">Comptable</text:p>
      <text:p text:style-name="P5">Critères de décision :</text:p>
      <text:p text:style-name="P5">- Cout de fontionnement</text:p>
      <text:p text:style-name="P5">- Cout d'achat</text:p>
      <text:p text:style-name="P5">Objectif : </text:p>
      <text:p text:style-name="P5">- Benefice Maximum.</text:p>
      <text:p text:style-name="P5">f(a,b,c,d,e,f) = (<text:span text:style-name="T1">20*a + 27*b + 26*c + 30*c + 45*e + 40*f </text:span>) - [<text:span text:style-name="T2">a*(3+8+2)+b*(6+8)+c*(3+4+6)+d*(15+8+4)+e*(8+4)+f*(6+4)</text:span>] - </text:p>
      <text:p text:style-name="P7"><text:span text:style-name="T3">[</text:span>a*(16+14+8+2+10+15+15) + b*(30+2+1+10+15+9)+ c*(4+11+10+15+9) +d*(10+30+4+14+26+24)+ e*(14+10+13+20+24+)+f*(20+24+25+7+50+21)<text:span text:style-name="T3">]</text:span></text:p>
      <text:p text:style-name="P6">Resp. Personnel </text:p>
      <text:p text:style-name="P5">Critère :</text:p>
      <text:p text:style-name="P5">Tmps de fonctionnement.</text:p>
      <text:p text:style-name="P5">Objectif :</text:p>
      <text:p text:style-name="P5"><text:soft-page-break/>Minimiser tmps Machine 3 et 5</text:p>
      <text:p text:style-name="P5">f(a,b,c,d,e,f) = ( 8*a + b + 11*c + 10*e+ 25*f ) + (5*a +7*d +10*e +25*f) </text:p>
      <text:p text:style-name="P5">f(a,b,c,d,e,f) = 13*a + b + 11*c +7*d + 20*e + 50*f</text:p>
      <text:p text:style-name="P5">[Tmps machine 3 + Tmps Machine 5]</text:p>
      <text:p text:style-name="P5"/>
      <text:p text:style-name="P6">Resp. Atelier</text:p>
      <text:p text:style-name="P5">Critère :</text:p>
      <text:p text:style-name="P5">Nb Total de produits</text:p>
      <text:p text:style-name="P5">Objectif :</text:p>
      <text:p text:style-name="P5">Max Produits</text:p>
      <text:p text:style-name="P5">f(a,b,c,d,e,f) = a+b+c+d+e+f</text:p>
      <text:p text:style-name="P5"/>
      <text:p text:style-name="P6">Resp. Stock</text:p>
      <text:p text:style-name="P5">Objectif :</text:p>
      <text:p text:style-name="P5">Minimiser le nombre de produits dans le stock</text:p>
      <text:p text:style-name="P5">f(a,b,c,d,e,f) = 5*a + 5*b +6*c + 10*d + 5*e +4*f (Somme des qts produits + Mt Premiere).</text:p>
      <text:p text:style-name="P12">Contrainte : Maximum de production pour le Resp Atelier.</text:p>
      <text:p text:style-name="P5"/>
      <text:p text:style-name="P6">Resp. Commercial </text:p>
      <text:p text:style-name="P5">Critère : </text:p>
      <text:p text:style-name="P5">Nb Total de produits</text:p>
      <text:p text:style-name="P5">Contrainte Sup:</text:p>
      <text:p text:style-name="P5">a+b+c=d+e+f</text:p>
      <text:p text:style-name="P5">Objectif :</text:p>
      <text:p text:style-name="P5">Minimiser l'écart de qté</text:p>
      <text:p text:style-name="P5">f(a,b,c,d,e,f) = a+b+c +d +e +f </text:p>
      <text:p text:style-name="P12">(Conserver l'activité de l'entreprise)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ta</text:p>
          </table:table-cell>
          <table:table-cell table:style-name="Table1.A1" office:value-type="string">
            <text:p text:style-name="P1">RespAtelier</text:p>
          </table:table-cell>
          <table:table-cell table:style-name="Table1.A1" office:value-type="string">
            <text:p text:style-name="P1">RespStock</text:p>
          </table:table-cell>
          <table:table-cell table:style-name="Table1.A1" office:value-type="string">
            <text:p text:style-name="P1">RespCom</text:p>
          </table:table-cell>
          <table:table-cell table:style-name="Table1.A1" office:value-type="string">
            <text:p text:style-name="P1">RespPerso1</text:p>
          </table:table-cell>
        </table:table-row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296.6667</text:p>
          </table:table-cell>
          <table:table-cell table:style-name="Table1.A1" office:value-type="string">
            <text:p text:style-name="P1">273.125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47,63</text:p>
          </table:table-cell>
          <table:table-cell table:style-name="Table1.A1" office:value-type="string">
            <text:p text:style-name="P10">164,47</text:p>
          </table:table-cell>
        </table:table-row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70.625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6,84</text:p>
          </table:table-cell>
          <table:table-cell table:style-name="Table1.A1" office:value-type="string">
            <text:p text:style-name="P10">164,47</text:p>
          </table:table-cell>
        </table:table-row>
        <table:table-row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43,42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1">26.6667</text:p>
          </table:table-cell>
          <table:table-cell table:style-name="Table1.A1" office:value-type="string">
            <text:p text:style-name="P1">3.125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21,05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RESULT</text:p>
          </table:table-cell>
          <table:table-cell table:style-name="Table1.A1" office:value-type="string">
            <text:p text:style-name="P2">24 775,4</text:p>
          </table:table-cell>
          <table:table-cell table:style-name="Table1.A1" office:value-type="string">
            <text:p text:style-name="P2">346,8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28,94</text:p>
          </table:table-cell>
          <table:table-cell table:style-name="Table1.A1" office:value-type="string">
            <text:p text:style-name="P1"/>
          </table:table-cell>
        </table:table-row>
      </table:table>
      <text:p text:style-name="P5"/>
      <text:p text:style-name="P8"><text:soft-page-break/>Todo list :</text:p>
      <text:p text:style-name="P8">- Remanier les solutions.</text:p>
      <text:p text:style-name="P8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date>2014-10-06T09:03:35.078000000</dc:date>
    <meta:editing-duration>P0D</meta:editing-duration>
    <meta:editing-cycles>2</meta:editing-cycles>
    <meta:document-statistic meta:table-count="1" meta:image-count="0" meta:object-count="0" meta:page-count="3" meta:paragraph-count="99" meta:word-count="365" meta:character-count="1849" meta:non-whitespace-character-count="1575"/>
  </office:meta>
</office:document-meta>
</file>